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9bd" officeooo:paragraph-rsid="00157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03:55:40.074552843</meta:creation-date>
    <dc:date>2023-01-29T03:56:23.601943147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